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22" style:family="table-column">
      <style:table-column-properties fo:break-before="auto" style:column-width="1.62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9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6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70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8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23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7" style:family="table-cell" style:parent-style-name="Default" style:data-style-name="N100">
      <style:table-cell-properties fo:background-color="#fff5ce"/>
    </style:style>
    <style:style style:name="ce328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6" table:base-cell-address="Invoice.M30">
          <table:error-message table:message-type="stop" table:display="true"/>
        </table:content-validation>
        <table:content-validation table:name="val7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Due Date:</text:p>
          </table:table-cell>
          <table:table-cell table:style-name="ce103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7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3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4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3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4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3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4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3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4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6" table:content-validation-name="val6" table:formula="of:=VLOOKUP([.$A30]; [AllowanceAndCharge.$A$5:.$C$8]; 2; 0)" office:value-type="string" office:string-value="FC" calcext:value-type="string">
            <text:p>FC</text:p>
          </table:table-cell>
          <table:table-cell table:style-name="ce270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52" table:content-validation-name="val1"/>
          <table:covered-table-cell table:style-name="ce64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5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6" table:content-validation-name="val6" table:formula="of:=VLOOKUP([.$A31]; [AllowanceAndCharge.$A$5:.$C$8]; 2; 0)" office:value-type="float" office:value="95" calcext:value-type="float">
            <text:p>95</text:p>
          </table:table-cell>
          <table:table-cell table:style-name="ce270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8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8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305" table:formula="of:=VLOOKUP([.$B35]; [Tax.$A$2:.$D$12];4; 0)" office:value-type="string" office:string-value="[:empty:]" calcext:value-type="string">
            <text:p>[:empty:]</text:p>
          </table:table-cell>
          <table:table-cell table:style-name="ce323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5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5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5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5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8"/>
        <table:table-column table:style-name="co18" table:default-cell-style-name="Default"/>
        <table:table-column table:style-name="co19" table:default-cell-style-name="ce328"/>
        <table:table-column table:style-name="co20" table:default-cell-style-name="ce316"/>
        <table:table-column table:style-name="co21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7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17"/>
        </table:table-row>
        <table:table-row table:style-name="ro2"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1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1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17H1M57S</meta:editing-duration>
    <meta:editing-cycles>109</meta:editing-cycles>
    <meta:generator>LibreOffice/7.6.4.1$MacOSX_X86_64 LibreOffice_project/e19e193f88cd6c0525a17fb7a176ed8e6a3e2aa1</meta:generator>
    <meta:initial-creator>Guido Flohr</meta:initial-creator>
    <dc:date>2024-11-06T09:02:08.973982183</dc:date>
    <meta:document-statistic meta:table-count="4" meta:cell-count="360" meta:object-count="0"/>
  </office:meta>
</office:document-meta>
</file>